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a327" officeooo:paragraph-rsid="0004a327"/>
    </style:style>
    <style:style style:name="P2" style:family="paragraph" style:parent-style-name="Standard">
      <style:text-properties fo:font-weight="bold" officeooo:rsid="00065f4b" officeooo:paragraph-rsid="00065f4b" style:font-weight-asian="bold" style:font-weight-complex="bold"/>
    </style:style>
    <style:style style:name="P3" style:family="paragraph" style:parent-style-name="Standard">
      <style:text-properties fo:font-weight="bold" officeooo:rsid="00065f4b" officeooo:paragraph-rsid="0006e7ba" style:font-weight-asian="bold" style:font-weight-complex="bold"/>
    </style:style>
    <style:style style:name="P4" style:family="paragraph" style:parent-style-name="Standard">
      <style:text-properties fo:font-weight="bold" officeooo:rsid="000a6854" officeooo:paragraph-rsid="000a6854" style:font-weight-asian="bold" style:font-weight-complex="bold"/>
    </style:style>
    <style:style style:name="P5" style:family="paragraph" style:parent-style-name="Standard">
      <style:text-properties fo:font-weight="bold" officeooo:rsid="00140bdb" officeooo:paragraph-rsid="00140bdb" style:font-weight-asian="bold" style:font-weight-complex="bold"/>
    </style:style>
    <style:style style:name="P6" style:family="paragraph" style:parent-style-name="Standard">
      <style:text-properties fo:font-weight="bold" officeooo:rsid="000f7cff" officeooo:paragraph-rsid="0010848f" style:font-weight-asian="bold" style:font-weight-complex="bold"/>
    </style:style>
    <style:style style:name="P7" style:family="paragraph" style:parent-style-name="Standard">
      <style:text-properties fo:font-weight="bold" officeooo:rsid="0024545f" officeooo:paragraph-rsid="0024545f" style:font-weight-asian="bold" style:font-weight-complex="bold"/>
    </style:style>
    <style:style style:name="P8" style:family="paragraph" style:parent-style-name="Standard">
      <style:text-properties fo:font-weight="bold" officeooo:rsid="0024885b" officeooo:paragraph-rsid="0024885b" style:font-weight-asian="bold" style:font-weight-complex="bold"/>
    </style:style>
    <style:style style:name="P9" style:family="paragraph" style:parent-style-name="Standard">
      <style:text-properties fo:font-weight="bold" officeooo:rsid="00255321" officeooo:paragraph-rsid="0024b1fa" style:font-weight-asian="bold" style:font-weight-complex="bold"/>
    </style:style>
    <style:style style:name="P10" style:family="paragraph" style:parent-style-name="Standard">
      <style:text-properties fo:font-weight="bold" officeooo:rsid="00255321" officeooo:paragraph-rsid="00255321" style:font-weight-asian="bold" style:font-weight-complex="bold"/>
    </style:style>
    <style:style style:name="P11" style:family="paragraph" style:parent-style-name="Standard">
      <style:text-properties fo:font-weight="bold" officeooo:rsid="0029f311" officeooo:paragraph-rsid="0029f311" style:font-weight-asian="bold" style:font-weight-complex="bold"/>
    </style:style>
    <style:style style:name="P12" style:family="paragraph" style:parent-style-name="Standard">
      <style:text-properties fo:font-weight="bold" officeooo:rsid="00321bd8" officeooo:paragraph-rsid="00321bd8" style:font-weight-asian="bold" style:font-weight-complex="bold"/>
    </style:style>
    <style:style style:name="P13" style:family="paragraph" style:parent-style-name="Standard">
      <style:text-properties fo:font-weight="bold" officeooo:rsid="0033fefa" officeooo:paragraph-rsid="0033fefa" style:font-weight-asian="bold" style:font-weight-complex="bold"/>
    </style:style>
    <style:style style:name="P14" style:family="paragraph" style:parent-style-name="Standard">
      <style:text-properties fo:font-weight="bold" officeooo:rsid="0035bd7b" officeooo:paragraph-rsid="0035bd7b" style:font-weight-asian="bold" style:font-weight-complex="bold"/>
    </style:style>
    <style:style style:name="P15" style:family="paragraph" style:parent-style-name="Standard">
      <style:text-properties fo:font-weight="bold" officeooo:rsid="00374dda" officeooo:paragraph-rsid="00374dda" style:font-weight-asian="bold" style:font-weight-complex="bold"/>
    </style:style>
    <style:style style:name="P16" style:family="paragraph" style:parent-style-name="Standard">
      <style:text-properties fo:font-weight="bold" officeooo:rsid="003aae5c" officeooo:paragraph-rsid="003aae5c" style:font-weight-asian="bold" style:font-weight-complex="bold"/>
    </style:style>
    <style:style style:name="P17" style:family="paragraph" style:parent-style-name="Standard">
      <style:text-properties fo:font-weight="bold" officeooo:rsid="003cd975" officeooo:paragraph-rsid="003cd975" style:font-weight-asian="bold" style:font-weight-complex="bold"/>
    </style:style>
    <style:style style:name="P18" style:family="paragraph" style:parent-style-name="Standard">
      <style:text-properties fo:font-weight="bold" officeooo:rsid="003ddd51" officeooo:paragraph-rsid="003ddd51" style:font-weight-asian="bold" style:font-weight-complex="bold"/>
    </style:style>
    <style:style style:name="P19" style:family="paragraph" style:parent-style-name="Standard">
      <style:text-properties fo:font-weight="normal" officeooo:rsid="0006e7ba" officeooo:paragraph-rsid="0006e7ba" style:font-weight-asian="normal" style:font-weight-complex="normal"/>
    </style:style>
    <style:style style:name="P20" style:family="paragraph" style:parent-style-name="Standard">
      <style:text-properties fo:font-weight="normal" officeooo:rsid="000a6854" officeooo:paragraph-rsid="000a6854" style:font-weight-asian="normal" style:font-weight-complex="normal"/>
    </style:style>
    <style:style style:name="P21" style:family="paragraph" style:parent-style-name="Standard">
      <style:text-properties fo:font-weight="normal" officeooo:rsid="000bc23e" officeooo:paragraph-rsid="000a6854" style:font-weight-asian="normal" style:font-weight-complex="normal"/>
    </style:style>
    <style:style style:name="P22" style:family="paragraph" style:parent-style-name="Standard">
      <style:text-properties fo:font-weight="normal" officeooo:rsid="000bc23e" officeooo:paragraph-rsid="000bc23e" style:font-weight-asian="normal" style:font-weight-complex="normal"/>
    </style:style>
    <style:style style:name="P23" style:family="paragraph" style:parent-style-name="Standard">
      <style:text-properties fo:font-weight="normal" officeooo:rsid="000d0ea3" officeooo:paragraph-rsid="000bc23e" style:font-weight-asian="normal" style:font-weight-complex="normal"/>
    </style:style>
    <style:style style:name="P24" style:family="paragraph" style:parent-style-name="Standard">
      <style:text-properties fo:font-weight="normal" officeooo:rsid="000ec4f0" officeooo:paragraph-rsid="000ec4f0" style:font-weight-asian="normal" style:font-weight-complex="normal"/>
    </style:style>
    <style:style style:name="P25" style:family="paragraph" style:parent-style-name="Standard">
      <style:text-properties fo:font-weight="normal" officeooo:rsid="000f7cff" officeooo:paragraph-rsid="000f7cff" style:font-weight-asian="normal" style:font-weight-complex="normal"/>
    </style:style>
    <style:style style:name="P26" style:family="paragraph" style:parent-style-name="Standard">
      <style:text-properties fo:font-weight="normal" officeooo:rsid="000f7cff" officeooo:paragraph-rsid="0010848f" style:font-weight-asian="normal" style:font-weight-complex="normal"/>
    </style:style>
    <style:style style:name="P27" style:family="paragraph" style:parent-style-name="Standard">
      <style:text-properties fo:font-weight="normal" officeooo:rsid="0010848f" officeooo:paragraph-rsid="0010848f" style:font-weight-asian="normal" style:font-weight-complex="normal"/>
    </style:style>
    <style:style style:name="P28" style:family="paragraph" style:parent-style-name="Standard">
      <style:text-properties fo:font-weight="normal" officeooo:rsid="0010a47b" officeooo:paragraph-rsid="0010a47b" style:font-weight-asian="normal" style:font-weight-complex="normal"/>
    </style:style>
    <style:style style:name="P29" style:family="paragraph" style:parent-style-name="Standard">
      <style:text-properties fo:font-weight="normal" officeooo:rsid="0010c7c9" officeooo:paragraph-rsid="0010c7c9" style:font-weight-asian="normal" style:font-weight-complex="normal"/>
    </style:style>
    <style:style style:name="P30" style:family="paragraph" style:parent-style-name="Standard">
      <style:text-properties fo:font-weight="normal" officeooo:rsid="001224a8" officeooo:paragraph-rsid="001224a8" style:font-weight-asian="normal" style:font-weight-complex="normal"/>
    </style:style>
    <style:style style:name="P31" style:family="paragraph" style:parent-style-name="Standard">
      <style:text-properties fo:font-weight="normal" officeooo:rsid="00140bdb" officeooo:paragraph-rsid="00140bdb" style:font-weight-asian="normal" style:font-weight-complex="normal"/>
    </style:style>
    <style:style style:name="P32" style:family="paragraph" style:parent-style-name="Standard">
      <style:text-properties fo:font-weight="normal" officeooo:rsid="0009b6af" officeooo:paragraph-rsid="0009b6af" style:font-weight-asian="normal" style:font-weight-complex="normal"/>
    </style:style>
    <style:style style:name="P33" style:family="paragraph" style:parent-style-name="Standard">
      <style:text-properties fo:font-weight="normal" officeooo:rsid="0009b6af" officeooo:paragraph-rsid="0006e7ba" style:font-weight-asian="normal" style:font-weight-complex="normal"/>
    </style:style>
    <style:style style:name="P34" style:family="paragraph" style:parent-style-name="Standard">
      <style:text-properties fo:font-weight="normal" officeooo:rsid="00147b52" officeooo:paragraph-rsid="00147b52" style:font-weight-asian="normal" style:font-weight-complex="normal"/>
    </style:style>
    <style:style style:name="P35" style:family="paragraph" style:parent-style-name="Standard">
      <style:text-properties fo:font-weight="normal" officeooo:rsid="00158992" officeooo:paragraph-rsid="00158992" style:font-weight-asian="normal" style:font-weight-complex="normal"/>
    </style:style>
    <style:style style:name="P36" style:family="paragraph" style:parent-style-name="Standard">
      <style:text-properties fo:font-weight="normal" officeooo:rsid="00231bf1" officeooo:paragraph-rsid="00231bf1" style:font-weight-asian="normal" style:font-weight-complex="normal"/>
    </style:style>
    <style:style style:name="P37" style:family="paragraph" style:parent-style-name="Standard">
      <style:text-properties fo:font-weight="normal" officeooo:rsid="0024545f" officeooo:paragraph-rsid="0024545f" style:font-weight-asian="normal" style:font-weight-complex="normal"/>
    </style:style>
    <style:style style:name="P38" style:family="paragraph" style:parent-style-name="Standard">
      <style:text-properties fo:font-weight="normal" officeooo:rsid="0024b1fa" officeooo:paragraph-rsid="0024b1fa" style:font-weight-asian="normal" style:font-weight-complex="normal"/>
    </style:style>
    <style:style style:name="P39" style:family="paragraph" style:parent-style-name="Standard">
      <style:text-properties fo:font-weight="normal" officeooo:rsid="00255321" officeooo:paragraph-rsid="0024b1fa" style:font-weight-asian="normal" style:font-weight-complex="normal"/>
    </style:style>
    <style:style style:name="P40" style:family="paragraph" style:parent-style-name="Standard">
      <style:text-properties fo:font-weight="normal" officeooo:rsid="00255321" officeooo:paragraph-rsid="00255321" style:font-weight-asian="normal" style:font-weight-complex="normal"/>
    </style:style>
    <style:style style:name="P41" style:family="paragraph" style:parent-style-name="Standard">
      <style:text-properties fo:font-weight="normal" officeooo:rsid="0026ccf6" officeooo:paragraph-rsid="0026ccf6" style:font-weight-asian="normal" style:font-weight-complex="normal"/>
    </style:style>
    <style:style style:name="P42" style:family="paragraph" style:parent-style-name="Standard">
      <style:text-properties fo:font-weight="normal" officeooo:rsid="0028681f" officeooo:paragraph-rsid="0028681f" style:font-weight-asian="normal" style:font-weight-complex="normal"/>
    </style:style>
    <style:style style:name="P43" style:family="paragraph" style:parent-style-name="Standard">
      <style:text-properties fo:font-weight="normal" officeooo:rsid="0029f311" officeooo:paragraph-rsid="0029f311" style:font-weight-asian="normal" style:font-weight-complex="normal"/>
    </style:style>
    <style:style style:name="P44" style:family="paragraph" style:parent-style-name="Standard">
      <style:text-properties fo:font-weight="normal" officeooo:rsid="002abb73" officeooo:paragraph-rsid="002abb73" style:font-weight-asian="normal" style:font-weight-complex="normal"/>
    </style:style>
    <style:style style:name="P45" style:family="paragraph" style:parent-style-name="Standard">
      <style:text-properties fo:font-weight="normal" officeooo:rsid="00321bd8" officeooo:paragraph-rsid="00321bd8" style:font-weight-asian="normal" style:font-weight-complex="normal"/>
    </style:style>
    <style:style style:name="P46" style:family="paragraph" style:parent-style-name="Standard">
      <style:text-properties fo:font-weight="normal" officeooo:rsid="0033fefa" officeooo:paragraph-rsid="0033fefa" style:font-weight-asian="normal" style:font-weight-complex="normal"/>
    </style:style>
    <style:style style:name="P47" style:family="paragraph" style:parent-style-name="Standard">
      <style:text-properties fo:font-weight="normal" officeooo:rsid="00374dda" officeooo:paragraph-rsid="00374dda" style:font-weight-asian="normal" style:font-weight-complex="normal"/>
    </style:style>
    <style:style style:name="P48" style:family="paragraph" style:parent-style-name="Standard">
      <style:text-properties fo:font-weight="normal" officeooo:rsid="00391207" officeooo:paragraph-rsid="00391207" style:font-weight-asian="normal" style:font-weight-complex="normal"/>
    </style:style>
    <style:style style:name="P49" style:family="paragraph" style:parent-style-name="Standard">
      <style:text-properties fo:font-weight="normal" officeooo:rsid="003aae5c" officeooo:paragraph-rsid="003aae5c" style:font-weight-asian="normal" style:font-weight-complex="normal"/>
    </style:style>
    <style:style style:name="P50" style:family="paragraph" style:parent-style-name="Standard">
      <style:text-properties fo:font-weight="normal" officeooo:rsid="003cd975" officeooo:paragraph-rsid="003cd975" style:font-weight-asian="normal" style:font-weight-complex="normal"/>
    </style:style>
    <style:style style:name="P51" style:family="paragraph" style:parent-style-name="Standard">
      <style:text-properties fo:font-weight="normal" officeooo:rsid="003ddd51" officeooo:paragraph-rsid="003ddd51" style:font-weight-asian="normal" style:font-weight-complex="normal"/>
    </style:style>
    <style:style style:name="P52" style:family="paragraph" style:parent-style-name="Standard">
      <style:text-properties fo:font-weight="normal" officeooo:rsid="00416df2" officeooo:paragraph-rsid="00416df2" style:font-weight-asian="normal" style:font-weight-complex="normal"/>
    </style:style>
    <style:style style:name="P53" style:family="paragraph" style:parent-style-name="Standard">
      <style:text-properties fo:font-weight="normal" officeooo:rsid="0047c0f3" officeooo:paragraph-rsid="0047c0f3" style:font-weight-asian="normal" style:font-weight-complex="normal"/>
    </style:style>
    <style:style style:name="P54" style:family="paragraph" style:parent-style-name="Standard">
      <style:text-properties fo:font-style="italic" fo:font-weight="normal" officeooo:rsid="0009b6af" officeooo:paragraph-rsid="0009b6af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0ec4f0" officeooo:paragraph-rsid="000ec4f0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158992" officeooo:paragraph-rsid="00158992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170d8a" officeooo:paragraph-rsid="00170d8a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fo:font-weight="normal" officeooo:rsid="001a344d" officeooo:paragraph-rsid="001a344d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normal" officeooo:rsid="001b34da" officeooo:paragraph-rsid="001b34da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2bf675" officeooo:paragraph-rsid="002bf675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374dda" officeooo:paragraph-rsid="00374dda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bold" officeooo:rsid="00158992" officeooo:paragraph-rsid="00158992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font-style="normal" fo:font-weight="normal" officeooo:rsid="0009b6af" officeooo:paragraph-rsid="0009b6af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0ec4f0" officeooo:paragraph-rsid="000ec4f0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18206c" officeooo:paragraph-rsid="0018206c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18cb3e" officeooo:paragraph-rsid="0018cb3e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1b062e" officeooo:paragraph-rsid="001b062e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1dccbd" officeooo:paragraph-rsid="001dccb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1fcae4" officeooo:paragraph-rsid="001dccb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2bf675" officeooo:paragraph-rsid="002bf675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2c8bb4" officeooo:paragraph-rsid="002c8bb4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2e89ce" officeooo:paragraph-rsid="002e89ce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2e89ce" officeooo:paragraph-rsid="002c8bb4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3117a0" officeooo:paragraph-rsid="003117a0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321bd8" officeooo:paragraph-rsid="00321bd8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bold" officeooo:rsid="000ec4f0" officeooo:paragraph-rsid="000ec4f0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style="normal" fo:font-weight="bold" officeooo:rsid="0018cb3e" officeooo:paragraph-rsid="0018cb3e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style="normal" fo:font-weight="bold" officeooo:rsid="001b34da" officeooo:paragraph-rsid="001b34da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font-style="normal" fo:font-weight="bold" officeooo:rsid="001c9e70" officeooo:paragraph-rsid="001c9e70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tyle="normal" fo:font-weight="bold" officeooo:rsid="001dccbd" officeooo:paragraph-rsid="001dccbd" style:font-style-asian="normal" style:font-weight-asian="bold" style:font-style-complex="normal" style:font-weight-complex="bold"/>
    </style:style>
    <style:style style:name="P81" style:family="paragraph" style:parent-style-name="Standard">
      <style:text-properties fo:font-style="normal" fo:font-weight="bold" officeooo:rsid="003117a0" officeooo:paragraph-rsid="003117a0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a327" officeooo:paragraph-rsid="0004a327"/>
    </style:style>
    <style:style style:name="P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bc23e" officeooo:paragraph-rsid="000bc23e" style:font-weight-asian="bold" style:font-weight-complex="bold"/>
    </style:style>
    <style:style style:name="P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f7cff" officeooo:paragraph-rsid="0010848f" style:font-weight-asian="bold" style:font-weight-complex="bold"/>
    </style:style>
    <style:style style:name="P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0a6854" officeooo:paragraph-rsid="000a6854" style:font-weight-asian="normal" style:font-weight-complex="normal"/>
    </style:style>
    <style:style style:name="P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224a8" officeooo:paragraph-rsid="001224a8" style:font-weight-asian="normal" style:font-weight-complex="normal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3dac5" officeooo:paragraph-rsid="0013dac5" style:font-weight-asian="normal" style:font-weight-complex="normal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bold" officeooo:rsid="0018cb3e" officeooo:paragraph-rsid="0018cb3e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fo:font-weight="normal" officeooo:rsid="001a344d" officeooo:paragraph-rsid="001a344d" style:font-style-asian="italic" style:font-weight-asian="normal" style:font-style-complex="italic" style:font-weight-complex="normal"/>
    </style:style>
    <style:style style:name="P9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51a90" officeooo:paragraph-rsid="00451a90"/>
    </style:style>
    <style:style style:name="P91" style:family="paragraph" style:parent-style-name="Standard">
      <style:paragraph-properties fo:break-before="page"/>
      <style:text-properties fo:font-weight="normal" officeooo:rsid="000f7cff" officeooo:paragraph-rsid="000f7cff" style:font-weight-asian="normal" style:font-weight-complex="normal"/>
    </style:style>
    <style:style style:name="P92" style:family="paragraph" style:parent-style-name="Standard">
      <style:paragraph-properties fo:break-before="page"/>
      <style:text-properties fo:font-weight="bold" officeooo:rsid="00147b52" officeooo:paragraph-rsid="00147b52" style:font-weight-asian="bold" style:font-weight-complex="bold"/>
    </style:style>
    <style:style style:name="P93" style:family="paragraph" style:parent-style-name="Standard">
      <style:paragraph-properties fo:break-before="page"/>
      <style:text-properties fo:font-weight="bold" officeooo:rsid="00255321" officeooo:paragraph-rsid="00255321" style:font-weight-asian="bold" style:font-weight-complex="bold"/>
    </style:style>
    <style:style style:name="P94" style:family="paragraph" style:parent-style-name="Standard">
      <style:paragraph-properties fo:break-before="page"/>
      <style:text-properties fo:font-weight="bold" officeooo:rsid="0033fefa" officeooo:paragraph-rsid="0033fefa" style:font-weight-asian="bold" style:font-weight-complex="bold"/>
    </style:style>
    <style:style style:name="P95" style:family="paragraph" style:parent-style-name="Standard">
      <style:paragraph-properties fo:break-before="page"/>
      <style:text-properties fo:font-weight="bold" officeooo:rsid="0047c0f3" officeooo:paragraph-rsid="0047c0f3" style:font-weight-asian="bold" style:font-weight-complex="bold"/>
    </style:style>
    <style:style style:name="P96" style:family="paragraph" style:parent-style-name="Standard">
      <style:paragraph-properties fo:break-before="page"/>
      <style:text-properties fo:font-style="normal" fo:font-weight="normal" officeooo:rsid="002bf675" officeooo:paragraph-rsid="002bf675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break-before="page"/>
      <style:text-properties fo:font-style="normal" fo:font-weight="bold" officeooo:rsid="003117a0" officeooo:paragraph-rsid="003117a0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officeooo:rsid="0043585d" officeooo:paragraph-rsid="0043585d"/>
    </style:style>
    <style:style style:name="P99" style:family="paragraph" style:parent-style-name="Text_20_body">
      <style:text-properties officeooo:rsid="00451a90" officeooo:paragraph-rsid="00451a90"/>
    </style:style>
    <style:style style:name="P100" style:family="paragraph" style:parent-style-name="Standard">
      <style:text-properties fo:font-weight="normal" officeooo:rsid="00255321" officeooo:paragraph-rsid="00255321" style:font-weight-asian="normal" style:font-weight-complex="normal"/>
    </style:style>
    <style:style style:name="P101" style:family="paragraph" style:parent-style-name="Standard">
      <style:text-properties fo:font-weight="normal" officeooo:rsid="004a08e3" officeooo:paragraph-rsid="004a08e3" style:font-weight-asian="normal" style:font-weight-complex="normal"/>
    </style:style>
    <style:style style:name="P102" style:family="paragraph" style:parent-style-name="Standard">
      <style:text-properties fo:font-weight="normal" officeooo:rsid="004b1639" officeooo:paragraph-rsid="004b1639" style:font-weight-asian="normal" style:font-weight-complex="normal"/>
    </style:style>
    <style:style style:name="P103" style:family="paragraph" style:parent-style-name="Standard">
      <style:text-properties fo:font-weight="bold" officeooo:rsid="004bfb85" officeooo:paragraph-rsid="004bfb85" style:font-weight-asian="bold" style:font-weight-complex="bold"/>
    </style:style>
    <style:style style:name="P104" style:family="paragraph" style:parent-style-name="Standard">
      <style:paragraph-properties fo:break-before="page"/>
      <style:text-properties fo:font-weight="normal" officeooo:rsid="004a08e3" officeooo:paragraph-rsid="004a08e3" style:font-weight-asian="normal" style:font-weight-complex="normal"/>
    </style:style>
    <style:style style:name="P105" style:family="paragraph" style:parent-style-name="Text_20_body">
      <style:text-properties officeooo:paragraph-rsid="00464437"/>
    </style:style>
    <style:style style:name="P106" style:family="paragraph" style:parent-style-name="Heading_20_3">
      <style:paragraph-properties fo:break-before="page"/>
    </style:style>
    <style:style style:name="T1" style:family="text">
      <style:text-properties officeooo:rsid="0006e7ba"/>
    </style:style>
    <style:style style:name="T2" style:family="text">
      <style:text-properties officeooo:rsid="0009b6a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848f" style:font-weight-asian="bold" style:font-weight-complex="bold"/>
    </style:style>
    <style:style style:name="T5" style:family="text">
      <style:text-properties fo:font-weight="bold" officeooo:rsid="0010c7c9" style:font-weight-asian="bold" style:font-weight-complex="bold"/>
    </style:style>
    <style:style style:name="T6" style:family="text">
      <style:text-properties fo:font-weight="bold" officeooo:rsid="002abb7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b6af" style:font-weight-asian="normal" style:font-weight-complex="normal"/>
    </style:style>
    <style:style style:name="T9" style:family="text">
      <style:text-properties fo:font-weight="normal" officeooo:rsid="001fcae4" style:font-weight-asian="normal" style:font-weight-complex="normal"/>
    </style:style>
    <style:style style:name="T10" style:family="text">
      <style:text-properties officeooo:rsid="000bc23e"/>
    </style:style>
    <style:style style:name="T11" style:family="text">
      <style:text-properties officeooo:rsid="000d0ea3"/>
    </style:style>
    <style:style style:name="T12" style:family="text">
      <style:text-properties officeooo:rsid="0010848f"/>
    </style:style>
    <style:style style:name="T13" style:family="text">
      <style:text-properties officeooo:rsid="0010c7c9"/>
    </style:style>
    <style:style style:name="T14" style:family="text">
      <style:text-properties officeooo:rsid="0013dac5"/>
    </style:style>
    <style:style style:name="T15" style:family="text">
      <style:text-properties officeooo:rsid="001c9e70"/>
    </style:style>
    <style:style style:name="T16" style:family="text">
      <style:text-properties officeooo:rsid="001fcae4"/>
    </style:style>
    <style:style style:name="T17" style:family="text">
      <style:text-properties officeooo:rsid="0026ccf6"/>
    </style:style>
    <style:style style:name="T18" style:family="text">
      <style:text-properties officeooo:rsid="0028681f"/>
    </style:style>
    <style:style style:name="T19" style:family="text">
      <style:text-properties officeooo:rsid="0037086d"/>
    </style:style>
    <style:style style:name="T20" style:family="text">
      <style:text-properties officeooo:rsid="00374dda"/>
    </style:style>
    <style:style style:name="T21" style:family="text">
      <style:text-properties officeooo:rsid="003b1d91"/>
    </style:style>
    <style:style style:name="T22" style:family="text">
      <style:text-properties officeooo:rsid="004b16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자주 사용하는 함수들 <text:s/>→ 라이브러리화 (정적, 동적)</text:p>
      <text:p text:style-name="P1"/>
      <text:p text:style-name="P82">– 동적, 정적 라이브러리 차이점 이해하기</text:p>
      <text:p text:style-name="P1"/>
      <text:p text:style-name="P1">File Hole <text:s/>(파일 내에서 데이터 사이의 구멍)</text:p>
      <text:p text:style-name="P1">lseek 예시에서 알 수 있듯이, file hole이 생길 경우 실제 데이터 크기와, 파일의 크기는 다를 수 있다.</text:p>
      <text:p text:style-name="P1"/>
      <text:p text:style-name="P2">링크 →<text:span text:style-name="T1"> 같은 Inode를 같게 된다</text:span></text:p>
      <text:p text:style-name="P19">(inode- 같은 디바이스 내에서, 파일이 가지는 고유한 번호)</text:p>
      <text:p text:style-name="P54"/>
      <text:p text:style-name="P2">- Hard Link (같은 디바이스 내에서만 하드링크 가능)</text:p>
      <text:p text:style-name="P54">“ln stat.c /testdir” ==&gt; stat.c 파일을 링킹하는 파일을 testdir에 생성한다</text:p>
      <text:p text:style-name="P63">→ 얻을 수 있는 장점은?? 직접 복사가 아니므로, 디스크 저장 공간 절약.</text:p>
      <text:p text:style-name="P63">(공유 카운터 1 증가) &lt;ls -al stat.c&gt; ==&gt; (-rw -r - - r - - <text:span text:style-name="T3">1</text:span> → -rw -r - - r - - <text:span text:style-name="T3">2</text:span>)</text:p>
      <text:p text:style-name="P3">- Symbolic Link <text:span text:style-name="T2">(다른 디바이스에 있는 파일도 링킹 가능)</text:span></text:p>
      <text:p text:style-name="P3">- <text:span text:style-name="T2">How? : </text:span><text:span text:style-name="T8"><text:s/>Inode 값과 디바이스 정보를 가지고 있음</text:span></text:p>
      <text:p text:style-name="P32">하지만 ,이 경우 다른 inode값을 가지게 됨</text:p>
      <text:p text:style-name="P32"/>
      <text:p text:style-name="P4">표준입력(0), 표준출력(1), 표준에러(2) <text:s/>– <text:span text:style-name="T10">File_No </text:span></text:p>
      <text:p text:style-name="P20">= 키보드(입력)와 모니터(출력→ 정상, 에러)</text:p>
      <text:p text:style-name="P21"/>
      <text:p text:style-name="P21">리눅스는 모든 것을 파일로 인식! 입력, 출력도 파일 번호 0,1,2를 갖게 되는 것</text:p>
      <text:p text:style-name="P21"/>
      <text:p text:style-name="P83">I/O Redirection (“&gt;”)</text:p>
      <text:p text:style-name="P22">./””.out &gt; “”.txt ( 표준 출력 redirection)</text:p>
      <text:p text:style-name="P22">./””.out <text:s/>2 &gt; err.txt ( 표준에러 redirection)</text:p>
      <text:p text:style-name="P23">./””.out 2&gt;&amp;1 (표준 에러-→ 표준 출력 redirection)</text:p>
      <text:p text:style-name="P85">//<text:span text:style-name="T11">TIP: GREP은 표준 출력만을 검사함</text:span></text:p>
      <text:p text:style-name="P24">구현은?</text:p>
      <text:p text:style-name="P55">dup을 활용한 redirection!의 방법도 존재하겠구나~</text:p>
      <text:p text:style-name="P55"/>
      <text:p text:style-name="P76">입출력 버퍼 비우기</text:p>
      <text:p text:style-name="P64">fflush()</text:p>
      <text:p text:style-name="P64">(배경: 운영체제는 출력 버퍼가 채워지면 파일에 한번에 <text:s/>쓰도록 함, &lt;효율을 위해&gt;, 1byte씩 써버리면 cpu의 낭비가 될 수도 있기 때문에)</text:p>
      <text:p text:style-name="P64">fflush→버퍼에 차있는것을 비우고 즉시 파일에 출력함</text:p>
      <text:p text:style-name="P20"/>
      <text:p text:style-name="P91">unistd.h<text:line-break/>fsync, fdatasync, sync &lt;디스크 상의 파일 시스템과 캐시 내용의 불일치 문제 해결 위함&gt;</text:p>
      <text:p text:style-name="P25">“주로 메타 데이터 등을 저장할 때 사용하겠구나~”</text:p>
      <text:p text:style-name="P25"/>
      <text:p text:style-name="P25">sync() → “버퍼에 있는 내용 디스크에 써!”라고 명령만 내림 <text:s/><text:span text:style-name="T3">“데이터 + 메타데이터”</text:span></text:p>
      <text:p text:style-name="P25">- fsync(int fd) : 보통, write의 경우 buffer에 저장한 뒤, disk에 저장하는 일은 OS가 관리</text:p>
      <text:p text:style-name="P25">&lt;OS차원에서 이해해보자&gt;</text:p>
      <text:p text:style-name="P25"><text:tab/>→ fsync(int fd)는 disk에 저장하는것까지 확인 한 뒤 return함 (성능 보장 X) ←→ sync()와의 차이점</text:p>
      <text:p text:style-name="P25">-<text:span text:style-name="T12">fdatasync(int fd) =: fsync </text:span></text:p>
      <text:p text:style-name="P26">하지만, <text:span text:style-name="T3">“데이터” 만 처리 → 속도: <text:s/></text:span><text:span text:style-name="T4">fdatasync &gt;fsync</text:span><text:span text:style-name="T3"> </text:span></text:p>
      <text:p text:style-name="P84"/>
      <text:p text:style-name="P6"/>
      <text:p text:style-name="P27"><text:span text:style-name="T3">fcntl 함수 </text:span><text:span text:style-name="T5">&lt;File Control&gt;</text:span></text:p>
      <text:p text:style-name="P29"><text:span text:style-name="T5">i</text:span><text:span text:style-name="T3">nt fcntl(int fd, int cmd, long arg)</text:span></text:p>
      <text:p text:style-name="P29">F_DUPFD: Duplicate File Descriptor <text:s/><text:span text:style-name="T14">(지정된 번호로 file-descriptor 부여)</text:span></text:p>
      <text:p text:style-name="P29">F_SETFD</text:p>
      <text:p text:style-name="P28"><text:span text:style-name="T13">F_</text:span>GET_F<text:span text:style-name="T13">D</text:span>: <text:span text:style-name="T13">get File FLAG of file descriptor (CLOSE ON EXEC)</text:span></text:p>
      <text:p text:style-name="P28">.… 파일에 대한 상태 플래그 리턴</text:p>
      <text:p text:style-name="P29">F_SETFL : set File FLAG (O_APPEND, O_NONBLOCK, O_ASYNC)</text:p>
      <text:p text:style-name="P29">F_GETFL:</text:p>
      <text:p text:style-name="P29">F_GETOWN: 비동기 입출력 관련</text:p>
      <text:p text:style-name="P29">F_SETOWN: “…</text:p>
      <text:p text:style-name="P29">추후 더 알아보도록 하자</text:p>
      <text:p text:style-name="P29"/>
      <text:p text:style-name="P30">Open-on-exec – execl () 실행하면서 난 종료하고 다른 놈을 실행함 &lt;새로운 프로세스를 현재 프로세스 이미지에 덮어씌움&gt;</text:p>
      <text:p text:style-name="P30">Close-on-exec – 실행하면서, 기존에 열려있던 파일 지정자들을 닫음</text:p>
      <text:p text:style-name="P86"/>
      <text:p text:style-name="P87">ioctl (I/O Control) - 디바이스들 관련해서 IO control - 자세히 하지 않았음…</text:p>
      <text:p text:style-name="P31"/>
      <text:p text:style-name="P5">Stat</text:p>
      <text:p text:style-name="P5">-<text:span text:style-name="T7">파일에 대한 상태 정보들을 나타냄</text:span></text:p>
      <text:p text:style-name="P31">→ 파일의 종류를 알 수 있다 (mode_t st_mode);</text:p>
      <text:p text:style-name="P31">정규파일, 디렉토리파일, 블록 특수 파일,문자 특수 파일, FIFO(프로세스 간 통신), 소켓 (프로세스간 네트워크 통신), Symbolic Link,</text:p>
      <text:p text:style-name="P28"/>
      <text:p text:style-name="P92">리눅스 계정 시스템</text:p>
      <text:p text:style-name="P34">유저와 슈퍼유저</text:p>
      <text:p text:style-name="P34">root - 슈퍼유저 : 모든 권한 가지고 있는 유저</text:p>
      <text:p text:style-name="P34">유저와 관련된 파일 위치 “/etc”</text:p>
      <text:p text:style-name="P35"/>
      <text:p text:style-name="P56"><text:s/>/etc /passwd</text:p>
      <text:p text:style-name="P62">유저:패스워드:UID:GID:GECOS:디렉토리:쉘</text:p>
      <text:p text:style-name="P62">“jinsun:x:1000:1000:jinsun,,,:/home/jinsun:/bin/bash”</text:p>
      <text:p text:style-name="P56">비밀번호 x? NO! 모든 유저가 읽을 수 있는 파일이므로, 비밀번호 같은 경우</text:p>
      <text:p text:style-name="P56">슈퍼 유저만 관리할 수 있도록 /etc /shadow에 넣어둠</text:p>
      <text:p text:style-name="P56"/>
      <text:p text:style-name="P57">getpwent - 유저 정보 가져오기</text:p>
      <text:p text:style-name="P57">getspent - 유저 패스워드 가져오기 (root 사용자만 가능하겠구나)</text:p>
      <text:p text:style-name="P57"/>
      <text:p text:style-name="P57">$ w - 현재 접속해 있는 유저들에 대한 정보를 나타내줌</text:p>
      <text:p text:style-name="P57"/>
      <text:p text:style-name="P65">access(char *pathname, int mode)</text:p>
      <text:p text:style-name="P65">해당 파일에 대한 권한 확인하는 함수</text:p>
      <text:p text:style-name="P65"/>
      <text:p text:style-name="P65">권한 관련</text:p>
      <text:p text:style-name="P77">umask함수</text:p>
      <text:p text:style-name="P67">파일 접근 권한에 사전 방지</text:p>
      <text:p text:style-name="P88">chmod 함수 - 파일 권한 변경</text:p>
      <text:p text:style-name="P58">chmod(path, 권한)</text:p>
      <text:p text:style-name="P89">fchmod(filedes, 권한)</text:p>
      <text:p text:style-name="P59"/>
      <text:p text:style-name="P78">chown, fchown, l(<text:span text:style-name="T15">link)</text:span>chown - <text:span text:style-name="T7">파일의 사용자|그룹 ID 변경</text:span></text:p>
      <text:p text:style-name="P79">truncate, ftruncate - <text:span text:style-name="T7">파일의 크기를 자름(혹은 늘림)</text:span></text:p>
      <text:p text:style-name="P79">link, unlink <text:span text:style-name="T7">(파일을 연결하는 링크 생성 혹은 제거)</text:span></text:p>
      <text:p text:style-name="P68">파일에 대한 링킹 수 =0 이되면 파일은 제거된다</text:p>
      <text:p text:style-name="P80"/>
      <text:p text:style-name="P80">remove, <text:span text:style-name="T16">rename</text:span></text:p>
      <text:p text:style-name="P80">- <text:span text:style-name="T9">remove ( file : <text:s/>=: unlink, <text:s/>directory =: rmdir)</text:span></text:p>
      <text:p text:style-name="P69">– &lt;내부적으로 unlink, rmdir 호출&gt;</text:p>
      <text:p text:style-name="P69">- rename : 파일의 이름 변경</text:p>
      <text:p text:style-name="P66"/>
      <text:p text:style-name="P66"/>
      <text:p text:style-name="P57"/>
      <text:p text:style-name="P62"/>
      <text:p text:style-name="P62"/>
      <text:p text:style-name="P62"/>
      <text:p text:style-name="P36"><text:soft-page-break/>char* getenv(char *) <text:s/>– 환경변수 값을 가져오는 것</text:p>
      <text:p text:style-name="P36">C에서 환경변수-→ Stack에 저장: 3번째 인자로 들어감</text:p>
      <text:p text:style-name="P36"/>
      <text:p text:style-name="P37">int setenv(char *, char *);</text:p>
      <text:p text:style-name="P37">환경변수 설정</text:p>
      <text:p text:style-name="P37"/>
      <text:p text:style-name="P7">프로세스</text:p>
      <text:p text:style-name="P7"/>
      <text:p text:style-name="P7">exec() - 현재 프로세스 위에 이미지를 덮어 씌움</text:p>
      <text:p text:style-name="P8">fork() - 복사 &lt;PCB&gt; + 메모리 할당</text:p>
      <text:p text:style-name="P103">vfork()- 자식이 바로 exec할 경우 보통 실행 :: 부모의 주소공간 복사 X, 성능 향상</text:p>
      <text:p text:style-name="P103">– &gt; 자식 프로세스 먼저 실행함</text:p>
      <text:p text:style-name="P38">최초 Process : init (내 컴퓨터에선 “sysemd”)</text:p>
      <text:p text:style-name="P38"/>
      <text:p text:style-name="P38">프로세스는 각각 PID를 가지고 있음 (Process Identifier)</text:p>
      <text:p text:style-name="P38">– PPID, PGID</text:p>
      <text:p text:style-name="P38">PPID: Parent Pid</text:p>
      <text:p text:style-name="P38">PGID: Group Pid <text:s/>&lt;보통, 부모 Process의 PID가 PGID&gt;</text:p>
      <text:p text:style-name="P41"/>
      <text:p text:style-name="P39"/>
      <text:p text:style-name="P9">고아 프로세스</text:p>
      <text:p text:style-name="P9">: 부모-자식 관계에서, 자식이 끝나지도 않았는데 부모가 exit();</text:p>
      <text:p text:style-name="P9">– &gt; 자식 프로세스는 부모가 init 프로세스로 바뀌게 됨.</text:p>
      <text:p text:style-name="P9">따라서, 계속 살아 있어버림;; (확인)</text:p>
      <text:p text:style-name="P9"/>
      <text:p text:style-name="P10">Daemon 프로세스</text:p>
      <text:p text:style-name="P10"><text:s/>→ Background 프로세스</text:p>
      <text:p text:style-name="P10"/>
      <text:p text:style-name="P40">조건?</text:p>
      <text:p text:style-name="P40">1. 고아 프로세스</text:p>
      <text:p text:style-name="P40">2. 표준입력 , 표준 출력, 표준 에러 (fd 0,1,2)를 닫는다 &lt;사용자와 상호작용 X&gt;</text:p>
      <text:p text:style-name="P40">그럼 어떻게 상호작용? IPC or LOG 등,,, </text:p>
      <text:p text:style-name="P40">3. 터미널 X &lt;사용자 환경과 독립이 되기 위함&gt;</text:p>
      <text:p text:style-name="P40">-<text:span text:style-name="T17">setsid() → 그룹의 leader일 경우 fork를 하지만, 아닐 경우 새로운 독립된 자신의 환경을 생성</text:span></text:p>
      <text:p text:style-name="P40">즉, 기존의 환경 <text:span text:style-name="T17">X, 리셋</text:span></text:p>
      <text:p text:style-name="P40"/>
      <text:p text:style-name="P104">exit – 프로세스 종료</text:p>
      <text:p text:style-name="P101"/>
      <text:p text:style-name="P101">atexit - 프로세스 종료시 실행할 함수</text:p>
      <text:p text:style-name="P101">등록 역순으로 출력</text:p>
      <text:p text:style-name="P101"/>
      <text:p text:style-name="P101">메모리 할당</text:p>
      <text:p text:style-name="P101">malloc, calloc, realloc</text:p>
      <text:p text:style-name="P101"/>
      <text:p text:style-name="P101">함수로 점프~~함수 (함수 경계를 넘나들음) : 주로 인터럽트 처리에 이용</text:p>
      <text:p text:style-name="P101">setjmp, longjmp</text:p>
      <text:p text:style-name="P101"/>
      <text:p text:style-name="P102">setjmp - 호출시 Stack 값 jmp_buffer에 저장, </text:p>
      <text:p text:style-name="P102">longjmp → setjmp한곳으로 돌아감</text:p>
      <text:p text:style-name="P93">시그널 ← → 메세지 (IPC,…<text:span text:style-name="T18"> )</text:span></text:p>
      <text:p text:style-name="P40">1:1 및 간단한 신호</text:p>
      <text:p text:style-name="P42">kill -l =&gt; Signal 신호들 종류</text:p>
      <text:p text:style-name="P42">대표적인 것</text:p>
      <text:p text:style-name="P42">SIGALARM 알림 발생</text:p>
      <text:p text:style-name="P42">SIGSTP: 프로세스 스톱<text:line-break/>SIGCONT: 프로세스 활동 ← → SIGSTP</text:p>
      <text:p text:style-name="P42">SIGINT : 프로세스 인터럽트 = 차단<text:line-break/>SIGSEGV: 프로세스의 잘못된 메모리 접근</text:p>
      <text:p text:style-name="P40">→ 비동기적인 사건들 통지</text:p>
      <text:p text:style-name="P40"/>
      <text:p text:style-name="P42">Shell 에서 Signal?</text:p>
      <text:p text:style-name="P43">가능</text:p>
      <text:p text:style-name="P43">키보드 입력?</text:p>
      <text:p text:style-name="P43"><text:s/>crtl+z → SIGSTP: 중단</text:p>
      <text:p text:style-name="P43">crtl+\ → SIGQUIT : 프로세스 종료</text:p>
      <text:p text:style-name="P43">… </text:p>
      <text:p text:style-name="P43"/>
      <text:p text:style-name="P11">시그널을 받았을 때 일 처리</text:p>
      <text:p text:style-name="P43">1. 대응 →대응 함수 </text:p>
      <text:p text:style-name="P43">2. 무시</text:p>
      <text:p text:style-name="P43">3. 확인 → &lt;프로세스 종료, 중단, 무시 &gt;</text:p>
      <text:p text:style-name="P43"/>
      <text:p text:style-name="P11">시그널 범주</text:p>
      <text:p text:style-name="P43">대응하려면, catch가 가능해야함</text:p>
      <text:p text:style-name="P43">catch불가능 signal → SIGKILL, SIGSTOP 등 프로세스를 종료, 중단시키는 시그널들은 처리하면 안되겠지</text:p>
      <text:p text:style-name="P43">왜? 이게 대응 함수가 생겨버리면 종료,중단을 하지 못하는 경우가 발생하기 때문이겠지</text:p>
      <text:p text:style-name="P43"/>
      <text:p text:style-name="P11">시그널 캐치 및 대응 방법</text:p>
      <text:p text:style-name="P43">ex) kill (pid_t pid, int sig);</text:p>
      <text:p text:style-name="P43">프로세스에게 시그널을 <text:span text:style-name="T3">보내는것</text:span></text:p>
      <text:p text:style-name="P43"><text:span text:style-name="T3">나한테 온 걸 </text:span><text:span text:style-name="T6">Catch하는 방법은?</text:span></text:p>
      <text:p text:style-name="P60">signal(int signo, void (*function)(int));</text:p>
      <text:p text:style-name="P60">→ signo에 대한 신호를받으면 function에 signo인자를 보내 실행</text:p>
      <text:p text:style-name="P60">function 대신에 SIG_IGN = 시그널 무시</text:p>
      <text:p text:style-name="P60"><text:tab/><text:tab/>SIG_DFL (= 기본 행동 (default = DFL)</text:p>
      <text:p text:style-name="P60"/>
      <text:p text:style-name="P60"/>
      <text:p text:style-name="P96">시그널 특징</text:p>
      <text:p text:style-name="P70">1. 대기열 X <text:s/>(Waiting Queue X)</text:p>
      <text:p text:style-name="P70">–&gt; 기다리는 시그널은 무시된다.</text:p>
      <text:p text:style-name="P70">특정 시그널 처리 중, 다른 시그널이 들어온다? 무시하겠지</text:p>
      <text:p text:style-name="P70">이런걸 해결하기 위해 나중에 Real-Time- Signal(RTS) 제공</text:p>
      <text:p text:style-name="P70">2. 비신뢰성 (Unreliable =: UDP)</text:p>
      <text:p text:style-name="P70">즉, 제대로 시그널이 갔는지 모름;; <text:s/></text:p>
      <text:p text:style-name="P70"/>
      <text:p text:style-name="P70">시그널 제어: 전송, Catch, 처리</text:p>
      <text:p text:style-name="P70"/>
      <text:p text:style-name="P70">동기적 시그널 처리</text:p>
      <text:p text:style-name="P71">sigwait() - 특정 시그널을 기다리겠다. 다른 일은 제쳐두고~</text:p>
      <text:p text:style-name="P71">sigaction()과 함께 이해할 필요 ㅇ</text:p>
      <text:p text:style-name="P71"/>
      <text:p text:style-name="P71">SIGACTION → 시그널을 객체로 바라봄 (함수군 이용)</text:p>
      <text:p text:style-name="P73"/>
      <text:p text:style-name="P73">여러개의 signal들에 대한 처리 가능</text:p>
      <text:p text:style-name="P72">및, SIG_BLOCK, SIG_UNBLOCK 등 block 정책 설정 가능</text:p>
      <text:p text:style-name="P72">처리하고자 하는 시그널 set 설정</text:p>
      <text:p text:style-name="P72"/>
      <text:p text:style-name="P97">프로세스와 쓰레드</text:p>
      <text:p text:style-name="P74">-프로세스는 IPC로만 통신이 가능하다</text:p>
      <text:p text:style-name="P74"/>
      <text:p text:style-name="P81">멀티 쓰레드의 단점</text:p>
      <text:p text:style-name="P74">-쓰레드 하나가 프로세스 전체에 영향을 미칠 수 있다.</text:p>
      <text:p text:style-name="P74"/>
      <text:p text:style-name="P81">Pthread</text:p>
      <text:p text:style-name="P81">-<text:span text:style-name="T7">리눅스에서 쓰레드를 위해 만든 C기반 라이브러리</text:span></text:p>
      <text:p text:style-name="P74">: 쓰레드 생성, 종료, 동기화 </text:p>
      <text:p text:style-name="P75">pthread_join, pthread_create, pthread_detach...</text:p>
      <text:p text:style-name="P81">Kernel Thread, User Thread</text:p>
      <text:p text:style-name="P81">-<text:span text:style-name="T7">커널 쓰레드: 하나의 프로세스 최소 한개 이상의 커널 쓰레드를 할당 받음</text:span></text:p>
      <text:p text:style-name="P74">-유저 쓰레드: 유저 영역 라이브러리로 구현된 쓰레드</text:p>
      <text:p text:style-name="P74"/>
      <text:p text:style-name="P74"/>
      <text:p text:style-name="P12">Mutex - 동기화 목적</text:p>
      <text:p text:style-name="P45">pthread 라이브러리 활용: PTHREAD_MUTEX_INITIALIZER </text:p>
      <text:p text:style-name="P45">pthread_mutex_lock, pthread_mutex_unlock, pthread_mutex_destroy …</text:p>
      <text:p text:style-name="P45"/>
      <text:p text:style-name="P94">IPC (Inter Process Communication)</text:p>
      <text:p text:style-name="P13"/>
      <text:p text:style-name="P46">System V, POSIX IPC,</text:p>
      <text:p text:style-name="P46">멀티 프로세스 프로그램에서 중요함</text:p>
      <text:p text:style-name="P46"/>
      <text:p text:style-name="P46"/>
      <text:p text:style-name="P46">PIPE : 두개의 프로세스 연결 (단 방향, 한 쪽은 읽고, 한 쪽은 쓰고) – half duplex</text:p>
      <text:p text:style-name="P46">pipe(int filedes[2]): filedes[0] : read, filedes[1]: write</text:p>
      <text:p text:style-name="P46"/>
      <text:p text:style-name="P14">이중통신을 할 때는 선호하는 방식은 아니다 (<text:span text:style-name="T19">Full Duplex)</text:span></text:p>
      <text:p text:style-name="P14"/>
      <text:p text:style-name="P14">→<text:span text:style-name="T20"> named:::pipe (FIFO)</text:span></text:p>
      <text:p text:style-name="P47">← → pipe ( un-named, anonymous)</text:p>
      <text:p text:style-name="P47">서로 이름을 몰라도 되는경우는? 부모 자식 간의 관계등, 서로에 대해 알고 있을 경우는 굳이 이름을 몰라도 된다</text:p>
      <text:p text:style-name="P47">하지만!, 부모 자식 관계가 아닌 경우, 서로의 이름을 알아야 소통 가능!</text:p>
      <text:p text:style-name="P47">그럼 어떻게? Linux →pipe: file로 처리, → 프로세스가 특정 파일에 접근하는 것</text:p>
      <text:p text:style-name="P15">파일은 프로세스와 별도!</text:p>
      <text:p text:style-name="P61">따라서, 미리 파이프를 만들어서 통신 가능</text:p>
      <text:p text:style-name="P47">#mkfifo mypipe </text:p>
      <text:p text:style-name="P47"/>
      <text:p text:style-name="P48">라이브러리: int mkfifo (const char *path, mode_t mode)</text:p>
      <text:p text:style-name="P48">시스템 콜: mknod (파이프 말고도 다른 장치들도 생성 가능)</text:p>
      <text:p text:style-name="P49"/>
      <text:p text:style-name="P49"/>
      <text:p text:style-name="P16">Message Queue</text:p>
      <text:p text:style-name="P49">- :: <text:span text:style-name="T21">pipe와 비슷하지만, 메모리 공간임</text:span></text:p>
      <text:p text:style-name="P50">msgget-→ 생성,실행</text:p>
      <text:p text:style-name="P50">msgsnd</text:p>
      <text:p text:style-name="P50">msgrcv</text:p>
      <text:p text:style-name="P50"/>
      <text:p text:style-name="P17">Shared Memory</text:p>
      <text:p text:style-name="P50">- 관리는 커널이, 즉 생성한 프로세스 종료해도 남아있음</text:p>
      <text:p text:style-name="P47"/>
      <text:p text:style-name="P18">Memory Map</text:p>
      <text:p text:style-name="P51">파일을 메모리에 매핑 시켜서 프로세스간 공유</text:p>
      <text:p text:style-name="P52">IPC로서의 기능 + 파일 입출력 비용 감소 (이득)</text:p>
      <text:h text:style-name="P106" text:outline-level="3">세마포어</text:h>
      <text:p text:style-name="P98">P,V - 자원 접근 제어</text:p>
      <text:p text:style-name="P99">semget, semop, semctl, … </text:p>
      <text:p text:style-name="P99"/>
      <text:p text:style-name="P90"/>
      <text:p text:style-name="P105"/>
      <text:p text:style-name="P95">Socket</text:p>
      <text:p text:style-name="P53">IPC와의 차이점?? 통신 공간이 컴퓨터 내부, 외부</text:p>
      <text:p text:style-name="P53"/>
      <text:p text:style-name="P47"/>
      <text:p text:style-name="P47"/>
      <text:p text:style-name="P14"/>
      <text:p text:style-name="P14"/>
      <text:p text:style-name="P46"/>
      <text:p text:style-name="P45"/>
      <text:p text:style-name="P12"/>
      <text:p text:style-name="P43"/>
      <text:p text:style-name="P44"/>
      <text:p text:style-name="P43"/>
      <text:p text:style-name="P40"/>
      <text:p text:style-name="P40"/>
      <text:p text:style-name="P40"/>
      <text:p text:style-name="P41"/>
      <text:p text:style-name="P38"/>
      <text:p text:style-name="P38"/>
      <text:p text:style-name="P38"/>
      <text:p text:style-name="P8"/>
      <text:p text:style-name="P37"/>
      <text:p text:style-name="P25"/>
      <text:p text:style-name="P4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9:27:37.854619537</meta:creation-date>
    <dc:date>2019-01-23T16:24:52.469732417</dc:date>
    <meta:editing-duration>PT3H38M54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1" meta:paragraph-count="207" meta:word-count="2834" meta:character-count="5856" meta:non-whitespace-character-count="4781"/>
  </office:meta>
</office:document-meta>
</file>